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4.7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component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attery</text:p>
          </table:table-cell>
          <table:table-cell office:value-type="string" calcext:value-type="string">
            <text:p>3-cell LiPo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icro controller</text:p>
          </table:table-cell>
          <table:table-cell office:value-type="string" calcext:value-type="string">
            <text:p>Teensy 4.0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voltage regulator</text:p>
          </table:table-cell>
          <table:table-cell table:style-name="ce5" office:value-type="string" calcext:value-type="string">
            <text:p>VXO7805-500-M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 calcext:value-type="string">
            <text:p>USB diode</text:p>
          </table:table-cell>
          <table:table-cell table:style-name="ce5" office:value-type="string" calcext:value-type="string">
            <text:p>https://www.mouser.se/datasheet/2/268/Microsemi_LSM115J-1592122.pdf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uzzer transistor</text:p>
          </table:table-cell>
          <table:table-cell table:style-name="ce5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horugh hole rgb</text:p>
          </table:table-cell>
          <table:table-cell office:value-type="string" calcext:value-type="string">
            <text:p>https://www.electrokit.com/produkt/led-rgb-5mm-adresserbar-ws2812-diffus-5-pack/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gps</text:p>
          </table:table-cell>
          <table:table-cell office:value-type="string" calcext:value-type="string">
            <text:p>http://www.holybro.com/product/nano-ublox-m8-5883-gps-module/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uzzer</text:p>
          </table:table-cell>
          <table:table-cell office:value-type="string" calcext:value-type="string">
            <text:p>https://www.mouser.se/ProductDetail/CUI-Devices/CPT-147-85T?qs=DPoM0jnrROUrNx%252Byv8qp1A%3D%3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uffer</text:p>
          </table:table-cell>
          <table:table-cell table:number-columns-repeated="16"/>
        </table:table-row>
        <table:table-row table:style-name="ro3">
          <table:table-cell table:number-columns-repeated="4"/>
          <table:table-cell office:value-type="string" calcext:value-type="string">
            <text:p>2A diode </text:p>
          </table:table-cell>
          <table:table-cell table:style-name="ce6" office:value-type="string" calcext:value-type="string">
            <text:p>BAT60AE6327HTSA1 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tvs diode</text:p>
          </table:table-cell>
          <table:table-cell table:style-name="ce5" office:value-type="string" calcext:value-type="string">
            <text:p><text:a xlink:href="https://www.mouser.se/ProductDetail/Panasonic/EZA-EGCA50AV?qs=QtMogMNCb1NeW0pkg35TFg%3D%3D" xlink:type="simple">EZA-EGCA50AV</text:a></text:p>
          </table:table-cell>
          <table:table-cell table:number-columns-repeated="15"/>
        </table:table-row>
        <table:table-row table:style-name="ro1" table:number-rows-repeated="7">
          <table:table-cell table:number-columns-repeated="21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half bridge</text:p>
          </table:table-cell>
          <table:table-cell office:value-type="string" calcext:value-type="string">
            <text:p>BTN7030-1EPA</text:p>
          </table:table-cell>
          <table:table-cell office:value-type="string" calcext:value-type="string">
            <text:p>← good one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Teensy 4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[.Q28]*[.R28]" office:value-type="float" office:value="750" calcext:value-type="float">
            <text:p>750</text:p>
          </table:table-cell>
          <table:table-cell/>
          <table:table-cell table:formula="of:=SUM([.S$1:.S$1048576])" office:value-type="float" office:value="3175" calcext:value-type="float">
            <text:p>317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eensy 4.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[.Q29]*[.R29]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pyro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Q30]*[.R30]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Pcb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formula="of:=[.Q31]*[.R31]"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radio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Q32]*[.R32]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mber le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mouser.se/datasheet/2/445/150060AS75000-1714199.pdf</text:p>
          </table:table-cell>
          <table:table-cell table:number-columns-repeated="9"/>
          <table:table-cell office:value-type="string" calcext:value-type="string">
            <text:p>random shit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Q33]*[.R33]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ellow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mouser.se/datasheet/2/445/150060YS75000-1714372.pdf</text:p>
          </table:table-cell>
          <table:table-cell table:number-columns-repeated="9"/>
          <table:table-cell office:value-type="string" calcext:value-type="string">
            <text:p>gy-9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Q34]*[.R34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current sens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Q35]*[.R35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36]*[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37]*[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38]*[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39]*[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40]*[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41]*[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42]*[.R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43]*[.R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44]*[.R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45]*[.R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46]*[.R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47]*[.R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48]*[.R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49]*[.R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50]*[.R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51]*[.R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52]*[.R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53]*[.R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54]*[.R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55]*[.R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56]*[.R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57]*[.R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58]*[.R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59]*[.R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60]*[.R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61]*[.R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62]*[.R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63]*[.R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64]*[.R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65]*[.R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Q66]*[.R6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5:44:42.493347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0:15:30.103900298</meta:creation-date>
    <dc:date>2021-06-25T18:55:48.784900041</dc:date>
    <meta:editing-duration>P5DT10H12M31S</meta:editing-duration>
    <meta:editing-cycles>23</meta:editing-cycles>
    <meta:generator>LibreOffice/7.1.4.2$Linux_X86_64 LibreOffice_project/10$Build-2</meta:generator>
    <meta:document-statistic meta:table-count="1" meta:cell-count="95" meta:object-count="0"/>
  </office:meta>
</office:document-meta>
</file>